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6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26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d162d"/>
    </style:style>
    <style:style style:name="T31" style:family="text">
      <style:text-properties officeooo:rsid="00511467"/>
    </style:style>
    <style:style style:name="T32" style:family="text">
      <style:text-properties officeooo:rsid="0052549a"/>
    </style:style>
    <style:style style:name="T33" style:family="text">
      <style:text-properties officeooo:rsid="0053a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5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2">Testar</text:span></text:p>
      <text:p text:style-name="P27">case - Caso resulte</text:p>
      <text:p text:style-name="P27"><text:soft-page-break/>default - Padrão</text:p>
      <text:p text:style-name="P26">break - <text:span text:style-name="T22">Encerra</text:span></text:p>
      <text:p text:style-name="P28">onload=” <text:s/>“ - <text:span text:style-name="T23">Faz a function carregar junto do site</text:span></text:p>
      <text:p text:style-name="P28"><text:span text:style-name="T25">.createElement</text:span><text:span text:style-name="T26">( <text:s/>) - Cria uma tag</text:span></text:p>
      <text:p text:style-name="P28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8"><text:span text:style-name="T25">.appendChild</text:span><text:span text:style-name="T26">( <text:s/>) - Adiciona um elemento como filho (embaixo)</text:span></text:p>
      <text:p text:style-name="P16">.<text:span text:style-name="T24">checked - checado</text:span></text:p>
      <text:p text:style-name="P30">do - faça</text:p>
      <text:p text:style-name="P29">while( <text:s/>) - enquanto…</text:p>
      <text:p text:style-name="P31">do… while( <text:s/>) - faça… enquanto</text:p>
      <text:p text:style-name="P34">for( <text:s/>) - </text:p>
      <text:p text:style-name="P33">in - Em</text:p>
      <text:p text:style-name="P16">.<text:span text:style-name="T28">text - Valor do option </text:span><text:span text:style-name="T29">(parte de dentro)</text:span></text:p>
      <text:p text:style-name="P32">[ <text:s/>] - <text:span text:style-name="T30">array (vetor)</text:span></text:p>
      <text:p text:style-name="P33">.<text:span text:style-name="T31">indexOf( ) - busca algum elemento dentro de um array </text:span><text:span text:style-name="T32">(se o elemento não existir retorna o valor -1)</text:span></text:p>
      <text:p text:style-name="P16">.<text:span text:style-name="T33">push( ) - Adiciona na ultima posição</text:span></text:p>
      <text:p text:style-name="P16">.<text:span text:style-name="T33">length - quantidade de elementos</text:span></text:p>
      <text:p text:style-name="P16">.<text:span text:style-name="T33">sort( ) - coloca os elementos em ordem crescente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16T07:20:48.462590442</dc:date>
    <meta:editing-duration>PT17H2M21S</meta:editing-duration>
    <meta:editing-cycles>36</meta:editing-cycles>
    <meta:generator>LibreOffice/7.3.5.2$Linux_X86_64 LibreOffice_project/30$Build-2</meta:generator>
    <meta:document-statistic meta:table-count="0" meta:image-count="0" meta:object-count="0" meta:page-count="4" meta:paragraph-count="62" meta:word-count="468" meta:character-count="2621" meta:non-whitespace-character-count="2189"/>
  </office:meta>
</office:document-meta>
</file>